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33333" style:font-name="Helvetica" fo:font-size="10.5pt" fo:letter-spacing="normal" fo:font-style="normal" fo:font-weight="normal" officeooo:rsid="0002fdfa" officeooo:paragraph-rsid="001da72e"/>
    </style:style>
    <style:style style:name="P2" style:family="paragraph" style:parent-style-name="Text_20_body">
      <style:text-properties fo:font-variant="normal" fo:text-transform="none" fo:color="#333333" style:font-name="Helvetica" fo:font-size="14pt" fo:letter-spacing="normal" fo:font-style="normal" fo:font-weight="bold" officeooo:rsid="001e35a5" officeooo:paragraph-rsid="001e35a5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normal"/>
    </style:style>
    <style:style style:name="P5" style:family="paragraph" style:parent-style-name="Preformatted_20_Text">
      <style:paragraph-properties fo:text-align="center" style:justify-single-word="false"/>
      <style:text-properties officeooo:rsid="0002fdfa" officeooo:paragraph-rsid="001da72e"/>
    </style:style>
    <style:style style:name="P6" style:family="paragraph" style:parent-style-name="Preformatted_20_Text">
      <style:text-properties officeooo:rsid="0002fdfa" officeooo:paragraph-rsid="001da72e"/>
    </style:style>
    <style:style style:name="P7" style:family="paragraph" style:parent-style-name="Preformatted_20_Text">
      <style:paragraph-properties fo:text-align="center" style:justify-single-word="false"/>
      <style:text-properties fo:font-size="13pt" fo:font-weight="bold" officeooo:rsid="0002fdfa" officeooo:paragraph-rsid="001da72e" style:font-size-asian="13pt" style:font-weight-asian="bold" style:font-size-complex="13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font-weight="bold" officeooo:rsid="0002fdfa" officeooo:paragraph-rsid="001da72e" style:font-weight-asian="bold" style:font-weight-complex="bold"/>
    </style:style>
    <style:style style:name="P9" style:family="paragraph" style:parent-style-name="Preformatted_20_Text">
      <style:text-properties officeooo:rsid="00214c1b" officeooo:paragraph-rsid="00214c1b"/>
    </style:style>
    <style:style style:name="P10" style:family="paragraph" style:parent-style-name="Preformatted_20_Text">
      <style:text-properties fo:font-size="14pt" fo:font-weight="bold" officeooo:rsid="00214c1b" officeooo:paragraph-rsid="00214c1b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fo:font-size="14pt" fo:font-weight="bold" officeooo:rsid="00227ebc" officeooo:paragraph-rsid="00227ebc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fo:font-size="10pt" fo:font-weight="normal" officeooo:rsid="00227ebc" officeooo:paragraph-rsid="00227ebc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2pt" fo:font-weight="bold" officeooo:rsid="00227ebc" officeooo:paragraph-rsid="00227ebc" style:font-size-asian="12pt" style:font-weight-asian="bold" style:font-size-complex="12pt" style:font-weight-complex="bold"/>
    </style:style>
    <style:style style:name="P14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16" style:family="paragraph" style:parent-style-name="Preformatted_20_Text">
      <style:text-properties fo:font-size="10pt" fo:font-weight="normal" officeooo:rsid="00227ebc" officeooo:paragraph-rsid="00227ebc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02677a7" officeooo:paragraph-rsid="002677a7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officeooo:rsid="0026fc22" officeooo:paragraph-rsid="0026fc22"/>
    </style:style>
    <style:style style:name="T1" style:family="text">
      <style:text-properties officeooo:rsid="001da72e"/>
    </style:style>
    <style:style style:name="T2" style:family="text">
      <style:text-properties officeooo:rsid="001e35a5"/>
    </style:style>
    <style:style style:name="T3" style:family="text">
      <style:text-properties fo:font-size="10pt" fo:font-weight="normal" style:font-size-asian="8.75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анкт-Петербургский национальный исследовательский университет информационных технологий, механики и оптики</text:p>
      <text:p text:style-name="P5"/>
      <text:p text:style-name="P5">Кафедра Вычислительной техн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«Программирование интернет приложений»</text:p>
      <text:p text:style-name="P5"/>
      <text:p text:style-name="P5"/>
      <text:p text:style-name="P8">Лабораторная работа №<text:span text:style-name="T2">6</text:span></text:p>
      <text:p text:style-name="P8">Вариант: <text:span text:style-name="T2">1707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 <text:s text:c="5"/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Выполнил:</text:p>
      <text:p text:style-name="P6"><text:tab/><text:tab/><text:tab/><text:tab/><text:tab/><text:tab/><text:tab/><text:tab/><text:tab/><text:tab/><text:tab/>Пашнин А.Д.</text:p>
      <text:p text:style-name="P6"><text:tab/><text:tab/><text:tab/><text:tab/><text:tab/><text:tab/><text:tab/><text:tab/><text:tab/><text:tab/><text:tab/>группа P3217</text:p>
      <text:p text:style-name="P6"/>
      <text:p text:style-name="P6"><text:tab/><text:tab/><text:tab/><text:tab/><text:tab/><text:tab/><text:tab/><text:tab/><text:tab/><text:tab/><text:tab/>Преподаватель:</text:p>
      <text:p text:style-name="P6"><text:tab/><text:tab/><text:tab/><text:tab/><text:tab/><text:tab/><text:tab/><text:tab/><text:tab/><text:tab/><text:tab/><text:span text:style-name="T1">Харитонова</text:span> А.<text:span text:style-name="T1">Е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5"><text:s text:c="4"/>Санкт-Петербург</text:p>
      <text:p text:style-name="P6"><text:tab/></text:p>
      <text:p text:style-name="P6"/>
      <text:p text:style-name="P6"/>
      <text:p text:style-name="P6"><text:tab/> <text:s text:c="33"/>201<text:span text:style-name="T1">6</text:span>г.<text:tab/></text:p>
      <text:p text:style-name="P2"><text:soft-page-break/>Задание<text:tab/></text:p>
      <text:p text:style-name="P1">Разработать PHP-скрипт, определяющий попадание точки на координатной плоскости в заданную область, и создать HTML-страницу, которая формирует данные для отправки их на обработку этому скрипту.</text:p>
      <text:p text:style-name="P4">Параметр R и координаты точки должны передаваться скрипту посредством HTTP-запроса. Скрипт должен выполнять валидацию данных и возвращать HTML-страницу с таблицей, содержащей полученные параметры и результат вычислений - факт попадания или непопадания точки в область.</text:p>
      <text:p text:style-name="P4">Кроме того, ответ должен содержать данные о текущем времени и времени работы скрипта.</text:p>
      <text:p text:style-name="P3">Разработанная HTML-страница должна удовлетворять следующим требованиям:</text:p>
      <text:list xml:id="list8403892651485404271" text:style-name="L1">
        <text:list-item>
          <text:p text:style-name="P14">Для расположения текстовых и графических элементов необходимо использовать блочную верстку.</text:p>
        </text:list-item>
        <text:list-item>
          <text:p text:style-name="P15">Данные формы должны передаваться на обработку посредством GET-запроса.</text:p>
        </text:list-item>
        <text:list-item>
          <text:p text:style-name="P15">Таблицы стилей должны располагаться в самом веб-документе.</text:p>
        </text:list-item>
        <text:list-item>
          <text:p text:style-name="P15">При работе с CSS должно быть продемонстрировано использование селекторов псевдоэлементов, селекторов дочерних элементов, селекторов классов, селекторов псевдоклассов а также такие свойства стилей CSS, как наследование и каскадирование.</text:p>
        </text:list-item>
        <text:list-item>
          <text:p text:style-name="P15">HTML-страница должна иметь "шапку", содержащую ФИО студента, номер группы и новер варианта. При оформлении шапки необходимо явным образом задать шрифт (sans-serif), его цвет и размер в каскадной таблице стилей.</text:p>
        </text:list-item>
        <text:list-item>
          <text:p text:style-name="P15">Отступы элементов ввода должны задаваться в процентах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Код HTML страницы:</text:p>
      <text:p text:style-name="P18">&lt;!DOCTYPE html&gt;</text:p>
      <text:p text:style-name="P18">&lt;html lang="en"&gt;</text:p>
      <text:p text:style-name="P18">&lt;head&gt;</text:p>
      <text:p text:style-name="P18"><text:tab/>&lt;meta charset="UTF-8"&gt;</text:p>
      <text:p text:style-name="P18"><text:tab/>&lt;script src="https://ajax.googleapis.com/ajax/libs/jquery/1.12.0/jquery.min.js"&gt;&lt;/script&gt;</text:p>
      <text:p text:style-name="P18"><text:tab/>&lt;title&gt;ПИП Лаба №6&lt;/title&gt;</text:p>
      <text:p text:style-name="P18">&lt;/head&gt;</text:p>
      <text:p text:style-name="P18">&lt;body&gt;</text:p>
      <text:p text:style-name="P18">&lt;script&gt;</text:p>
      <text:p text:style-name="P18"><text:tab/><text:tab/><text:tab/>$(document).ready(function() {</text:p>
      <text:p text:style-name="P18"><text:tab/><text:tab/><text:tab/><text:tab/>var $chb = $('input.chb');</text:p>
      <text:p text:style-name="P18"><text:tab/><text:tab/><text:tab/><text:tab/>$chb.click(function() {</text:p>
      <text:p text:style-name="P18"><text:tab/><text:tab/><text:tab/><text:tab/><text:tab/>$chb.prop('checked', false);</text:p>
      <text:p text:style-name="P18"><text:tab/><text:tab/><text:tab/><text:tab/><text:tab/>$(this).prop('checked', true);</text:p>
      <text:p text:style-name="P18"><text:tab/><text:tab/><text:tab/><text:tab/>});</text:p>
      <text:p text:style-name="P18"><text:tab/><text:tab/><text:tab/>});</text:p>
      <text:p text:style-name="P18"><text:tab/><text:tab/>&lt;/script&gt;</text:p>
      <text:p text:style-name="P18"><text:tab/>&lt;div class="wrapper"&gt;</text:p>
      <text:p text:style-name="P18"><text:tab/><text:tab/>&lt;header&gt;</text:p>
      <text:p text:style-name="P18"><text:tab/><text:tab/><text:tab/>&lt;p style="font-size: 40px"&gt;Пашнин Александр Денисович&lt;/p&gt;</text:p>
      <text:p text:style-name="P18"><text:tab/><text:tab/><text:tab/>&lt;p&gt;Группа P3217&lt;/p&gt;</text:p>
      <text:p text:style-name="P18"><text:tab/><text:tab/><text:tab/>&lt;p&gt;Вариант 1707&lt;/p&gt;</text:p>
      <text:p text:style-name="P18"><text:tab/><text:tab/>&lt;/header&gt;</text:p>
      <text:p text:style-name="P18"><text:tab/><text:tab/>&lt;div class="content"&gt;</text:p>
      <text:p text:style-name="P18"><text:tab/><text:tab/><text:tab/>&lt;div class="inputs"&gt;</text:p>
      <text:p text:style-name="P18"><text:tab/><text:tab/><text:tab/><text:tab/>&lt;form action="lab6.php" method="GET"&gt;</text:p>
      <text:p text:style-name="P18"><text:tab/><text:tab/><text:tab/><text:tab/><text:tab/>&lt;p&gt;Значение X:</text:p>
      <text:p text:style-name="P18"><text:tab/><text:tab/><text:tab/><text:tab/><text:tab/><text:tab/>&lt;input type="text" name="XSelector" placeholder="-3..5" required&gt;</text:p>
      <text:p text:style-name="P18"><text:tab/><text:tab/><text:tab/><text:tab/><text:tab/>&lt;/p&gt;</text:p>
      <text:p text:style-name="P18"><text:tab/><text:tab/><text:tab/><text:tab/><text:tab/>&lt;p&gt;Значение Y:</text:p>
      <text:p text:style-name="P18"><text:tab/><text:tab/><text:tab/><text:tab/><text:tab/><text:tab/>&lt;input type="checkbox" name="YSelector" class= "chb" value="-2"&gt;-2</text:p>
      <text:p text:style-name="P18"><text:tab/><text:tab/><text:tab/><text:tab/><text:tab/><text:tab/>&lt;input type="checkbox" name="YSelector" class= "chb" value="-1.5"&gt;-1.5</text:p>
      <text:p text:style-name="P18"><text:tab/><text:tab/><text:tab/><text:tab/><text:tab/><text:tab/>&lt;input type="checkbox" name="YSelector" class= "chb" value="-1"&gt;-1</text:p>
      <text:p text:style-name="P18"><text:tab/><text:tab/><text:tab/><text:tab/><text:tab/><text:tab/>&lt;input type="checkbox" name="YSelector" class= "chb" value="-0.5"&gt;-0.5</text:p>
      <text:p text:style-name="P18"><text:tab/><text:tab/><text:tab/><text:tab/><text:tab/><text:tab/>&lt;input type="checkbox" name="YSelector" class= "chb" value="0"&gt;0</text:p>
      <text:p text:style-name="P18"><text:tab/><text:tab/><text:tab/><text:tab/><text:tab/><text:tab/>&lt;input type="checkbox" name="YSelector" class= "chb" value="0.5"&gt;0.5</text:p>
      <text:p text:style-name="P18"><text:tab/><text:tab/><text:tab/><text:tab/><text:tab/><text:tab/>&lt;input type="checkbox" name="YSelector" class= "chb" value="1"&gt;1</text:p>
      <text:p text:style-name="P18"><text:tab/><text:tab/><text:tab/><text:tab/><text:tab/><text:tab/>&lt;input type="checkbox" name="YSelector" class= "chb" value="1.5"&gt;1.5</text:p>
      <text:p text:style-name="P18"><text:tab/><text:tab/><text:tab/><text:tab/><text:tab/><text:tab/>&lt;input type="checkbox" name="YSelector" class= "chb" value="2"&gt;2</text:p>
      <text:p text:style-name="P18"><text:tab/><text:tab/><text:tab/><text:tab/><text:tab/>&lt;/p&gt;</text:p>
      <text:p text:style-name="P18"><text:tab/><text:tab/><text:tab/><text:tab/><text:tab/>&lt;p&gt;Выбрать R и подтвердить данные:</text:p>
      <text:p text:style-name="P18"><text:tab/><text:tab/><text:tab/><text:tab/><text:tab/><text:tab/>&lt;button type="submit" name="RSelector" value="1"&gt;1&lt;/button&gt;</text:p>
      <text:p text:style-name="P18"><text:tab/><text:tab/><text:tab/><text:tab/><text:tab/><text:tab/>&lt;button type="submit" name="RSelector" value="2"&gt;2&lt;/button&gt;</text:p>
      <text:p text:style-name="P18"><text:tab/><text:tab/><text:tab/><text:tab/><text:tab/><text:tab/>&lt;button type="submit" name="RSelector" value="3"&gt;3&lt;/button&gt;</text:p>
      <text:p text:style-name="P18"><text:tab/><text:tab/><text:tab/><text:tab/><text:tab/><text:tab/>&lt;button type="submit" name="RSelector" value="4"&gt;4&lt;/button&gt;</text:p>
      <text:p text:style-name="P18"><text:tab/><text:tab/><text:tab/><text:tab/><text:tab/><text:tab/>&lt;button type="submit" name="RSelector" <text:soft-page-break/>value="5"&gt;5&lt;/button&gt;</text:p>
      <text:p text:style-name="P18"><text:tab/><text:tab/><text:tab/><text:tab/><text:tab/>&lt;/p&gt;</text:p>
      <text:p text:style-name="P18"><text:tab/><text:tab/><text:tab/><text:tab/>&lt;/form&gt;</text:p>
      <text:p text:style-name="P18"><text:tab/><text:tab/><text:tab/>&lt;/div&gt;</text:p>
      <text:p text:style-name="P18"><text:tab/><text:tab/><text:tab/>&lt;div class="area"&gt;</text:p>
      <text:p text:style-name="P18"><text:tab/><text:tab/><text:tab/>&lt;img src="area.png"&gt;</text:p>
      <text:p text:style-name="P18"><text:tab/><text:tab/><text:tab/>&lt;/div&gt;</text:p>
      <text:p text:style-name="P18"><text:tab/><text:tab/>&lt;/div&gt;</text:p>
      <text:p text:style-name="P18"><text:tab/>&lt;/div&gt;</text:p>
      <text:p text:style-name="P18">&lt;/body&gt;</text:p>
      <text:p text:style-name="P18">&lt;/html&gt;</text:p>
      <text:p text:style-name="P18">&lt;style&gt;<text:tab/></text:p>
      <text:p text:style-name="P18"><text:tab/>.content{</text:p>
      <text:p text:style-name="P18"><text:tab/><text:tab/>margin-top: 50px;</text:p>
      <text:p text:style-name="P18"><text:tab/>}</text:p>
      <text:p text:style-name="P18"><text:tab/>.inputs{</text:p>
      <text:p text:style-name="P18"><text:tab/><text:tab/>width: 50%;</text:p>
      <text:p text:style-name="P18"><text:tab/><text:tab/>float: left;</text:p>
      <text:p text:style-name="P18"><text:tab/><text:tab/>padding-top: 50px;</text:p>
      <text:p text:style-name="P18"><text:tab/>}</text:p>
      <text:p text:style-name="P18"><text:tab/>.area{</text:p>
      <text:p text:style-name="P18"><text:tab/><text:tab/>width: 50%;</text:p>
      <text:p text:style-name="P18"><text:tab/><text:tab/>float: right;</text:p>
      <text:p text:style-name="P18"><text:tab/><text:tab/>padding: auto;</text:p>
      <text:p text:style-name="P18"><text:tab/><text:tab/>text-align: center;</text:p>
      <text:p text:style-name="P18"><text:tab/>}</text:p>
      <text:p text:style-name="P18"><text:tab/>.area::before{</text:p>
      <text:p text:style-name="P18"><text:tab/><text:tab/>content: "Область:";</text:p>
      <text:p text:style-name="P18"><text:tab/><text:tab/>display: block;</text:p>
      <text:p text:style-name="P18"><text:tab/>}</text:p>
      <text:p text:style-name="P18"><text:tab/>.wrapper{</text:p>
      <text:p text:style-name="P18"><text:tab/><text:tab/>margin: auto;</text:p>
      <text:p text:style-name="P18"><text:tab/><text:tab/>width: 980px;</text:p>
      <text:p text:style-name="P18"><text:tab/>}</text:p>
      <text:p text:style-name="P18"><text:tab/>header&gt;p{</text:p>
      <text:p text:style-name="P18"><text:tab/><text:tab/>font-family: sans-serif;</text:p>
      <text:p text:style-name="P18"><text:tab/><text:tab/>width: 300px;</text:p>
      <text:p text:style-name="P18"><text:tab/><text:tab/>padding: 5px;</text:p>
      <text:p text:style-name="P18"><text:tab/><text:tab/>text-align: center;</text:p>
      <text:p text:style-name="P18"><text:tab/><text:tab/>margin: auto;</text:p>
      <text:p text:style-name="P18"><text:tab/><text:tab/>color: #004dff;</text:p>
      <text:p text:style-name="P18"><text:tab/>}</text:p>
      <text:p text:style-name="P18"><text:tab/>form{</text:p>
      <text:p text:style-name="P18"><text:tab/><text:tab/>font-family: sans-serif;</text:p>
      <text:p text:style-name="P18"><text:tab/>}</text:p>
      <text:p text:style-name="P18"><text:tab/>header&gt;p:first-child{</text:p>
      <text:p text:style-name="P18"><text:tab/><text:tab/>font-size: 25px !important;</text:p>
      <text:p text:style-name="P18"><text:tab/>}</text:p>
      <text:p text:style-name="P18"><text:tab/>header&gt;p:nth-child(2){</text:p>
      <text:p text:style-name="P18"><text:tab/><text:tab/>font-size: 20px;</text:p>
      <text:p text:style-name="P18"><text:tab/>}</text:p>
      <text:p text:style-name="P18"><text:tab/>header&gt;p:nth-child(3){</text:p>
      <text:p text:style-name="P18"><text:tab/><text:tab/>font-size: 18px;</text:p>
      <text:p text:style-name="P18"><text:tab/>}</text:p>
      <text:p text:style-name="P18"><text:tab/>form&gt;p&gt;input,button{</text:p>
      <text:p text:style-name="P18"><text:tab/><text:tab/>margin-left: 0.5%;</text:p>
      <text:p text:style-name="P18"><text:tab/>}</text:p>
      <text:p text:style-name="P18"><text:tab/>form&gt;p&gt;button{</text:p>
      <text:p text:style-name="P18"><text:tab/><text:tab/>width: 30px;</text:p>
      <text:p text:style-name="P18"><text:tab/><text:tab/>height: 30px;</text:p>
      <text:p text:style-name="P18"><text:tab/>}</text:p>
      <text:p text:style-name="P18">&lt;/style&gt;</text:p>
      <text:p text:style-name="P9"/>
      <text:p text:style-name="P11"><text:soft-page-break/>Код php скрипта:</text:p>
      <text:p text:style-name="P17">&lt;?php</text:p>
      <text:p text:style-name="P17"></text:p>
      <text:p text:style-name="P17"><text:tab/>define('ST_T', microtime());//начало </text:p>
      <text:p text:style-name="P17"><text:tab/>@$X=$_GET['XSelector'];</text:p>
      <text:p text:style-name="P17"><text:tab/>@$Y=$_GET['YSelector'];//array</text:p>
      <text:p text:style-name="P17"><text:tab/>@$R=$_GET['RSelector'];</text:p>
      <text:p text:style-name="P17"><text:tab/>if (is_numeric($X) &amp;&amp; is_numeric($Y) &amp;&amp; is_numeric($R) &amp;&amp; $X&lt;5 &amp;&amp; <text:s/>$X&gt;-3) {</text:p>
      <text:p text:style-name="P17"><text:tab/><text:tab/><text:tab/><text:tab/>$date = new DateTime();</text:p>
      <text:p text:style-name="P17"><text:tab/><text:tab/>echo "&lt;table align='center'&gt;</text:p>
      <text:p text:style-name="P17"><text:tab/><text:tab/> <text:s text:c="7"/>&lt;tr&gt;</text:p>
      <text:p text:style-name="P17"><text:tab/><text:tab/> <text:s text:c="11"/>&lt;td&gt;X: &lt;/td&gt;</text:p>
      <text:p text:style-name="P17"><text:tab/><text:tab/> <text:s text:c="11"/>&lt;td&gt;$X&lt;/td&gt;</text:p>
      <text:p text:style-name="P17"><text:tab/><text:tab/> <text:s text:c="7"/>&lt;/tr&gt;</text:p>
      <text:p text:style-name="P17"><text:tab/><text:tab/> <text:s text:c="7"/>&lt;tr&gt;</text:p>
      <text:p text:style-name="P17"><text:tab/><text:tab/> <text:s text:c="11"/>&lt;td&gt;Y: &lt;/td&gt;</text:p>
      <text:p text:style-name="P17"><text:tab/><text:tab/> <text:s text:c="11"/>&lt;td&gt;$Y&lt;/td&gt;</text:p>
      <text:p text:style-name="P17"><text:tab/><text:tab/> <text:s text:c="7"/>&lt;/tr&gt;</text:p>
      <text:p text:style-name="P17"><text:tab/><text:tab/> <text:s text:c="7"/>&lt;tr&gt;</text:p>
      <text:p text:style-name="P17"><text:tab/><text:tab/> <text:s text:c="11"/>&lt;td&gt;R: &lt;/td&gt;</text:p>
      <text:p text:style-name="P17"><text:tab/><text:tab/> <text:s text:c="11"/>&lt;td&gt;$R&lt;/td&gt;</text:p>
      <text:p text:style-name="P17"><text:tab/><text:tab/> <text:s text:c="8"/>&lt;tr&gt;</text:p>
      <text:p text:style-name="P17"><text:tab/><text:tab/> <text:s text:c="11"/>&lt;td&gt;In area: &lt;/td&gt;</text:p>
      <text:p text:style-name="P17"><text:tab/><text:tab/> <text:s text:c="11"/>&lt;td&gt;" . (inFigure($X, $Y, $R)? "Yes" : "No") . "&lt;/td&gt;</text:p>
      <text:p text:style-name="P17"><text:tab/><text:tab/> <text:s text:c="7"/>&lt;/tr&gt;</text:p>
      <text:p text:style-name="P17"><text:tab/><text:tab/> <text:s text:c="3"/>&lt;/table&gt;";</text:p>
      <text:p text:style-name="P17"><text:tab/><text:tab/>echo '&lt;div style="text-align:center; margin-top:30px"&gt;Current date time '.$date-&gt;format('Y-m-d H:i:s')."&lt;/div&gt;";</text:p>
      <text:p text:style-name="P17"><text:tab/><text:tab/>printf("&lt;br/&gt;".'&lt;div style="text-align:center"&gt;Script worked %.5f s.'.'&lt;/div&gt;', microtime()-ST_T);//</text:p>
      <text:p text:style-name="P17"><text:tab/><text:tab/>} else{</text:p>
      <text:p text:style-name="P17"><text:tab/><text:tab/><text:tab/>echo "Wrong input!";<text:tab/></text:p>
      <text:p text:style-name="P17"><text:tab/><text:tab/>}</text:p>
      <text:p text:style-name="P17"><text:tab/>function inFigure($X, $Y, $R){</text:p>
      <text:p text:style-name="P17"><text:tab/><text:tab/>//<text:tab/><text:tab/><text:tab/><text:tab/>Первая четверть<text:tab/><text:tab/><text:tab/><text:tab/><text:tab/><text:tab/><text:tab/><text:tab/><text:tab/><text:tab/>Вторая четверть<text:tab/><text:tab/><text:tab/><text:tab/><text:tab/><text:tab/><text:tab/><text:tab/><text:tab/><text:tab/><text:tab/><text:tab/><text:tab/><text:tab/><text:tab/><text:tab/>Четвертая четверть</text:p>
      <text:p text:style-name="P17"><text:tab/><text:tab/>return (($X&gt;=0 &amp;&amp; $X&lt;=($R/2) &amp;&amp; $Y&gt;=0 &amp;&amp; $Y&lt;=$R) || ($X&lt;=0 &amp;&amp; $X&gt;=(-$R/2) &amp;&amp; $Y&gt;=0 &amp;&amp; $Y&lt;=($R/2) &amp;&amp; ($Y-$X)&lt;=($R/2)) || ($X&gt;=0 &amp;&amp; $X&lt;=($R/2) &amp;&amp; $Y&lt;=0 &amp;&amp; $Y&gt;=(-$R/2) &amp;&amp; (($X*$X+$Y*$Y)&lt;=($R*$R))));</text:p>
      <text:p text:style-name="P17"><text:tab/>}</text:p>
      <text:p text:style-name="P17">?&gt; </text:p>
      <text:p text:style-name="P12"/>
      <text:p text:style-name="P13">Вывод:<text:span text:style-name="T3">В ходе выполнения лабораторной работы ознакомился с основами создания HTML страниц, синтаксисом языка PHP и практическим применением языка PHP для обработки HTTP запрос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7T22:58:33.659704414</dc:date>
    <meta:generator>LibreOffice/4.2.8.2$Linux_X86_64 LibreOffice_project/420m0$Build-2</meta:generator>
    <meta:editing-duration>PT5M32S</meta:editing-duration>
    <meta:editing-cycles>6</meta:editing-cycles>
    <meta:print-date>2016-03-17T22:58:00.378423691</meta:print-date>
    <meta:document-statistic meta:table-count="0" meta:image-count="0" meta:object-count="0" meta:page-count="5" meta:paragraph-count="172" meta:word-count="575" meta:character-count="5837" meta:non-whitespace-character-count="4652"/>
  </office:meta>
</office:document-meta>
</file>